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unifont" svg:font-family="unifont" style:font-family-generic="system" style:font-pitch="variable"/>
  </office:font-face-decls>
  <office:automatic-styles>
    <style:style style:name="P1" style:family="paragraph" style:parent-style-name="Standard">
      <style:text-properties officeooo:paragraph-rsid="0006b264"/>
    </style:style>
    <style:style style:name="P2" style:family="paragraph" style:parent-style-name="Standard">
      <style:text-properties fo:font-size="16pt" officeooo:paragraph-rsid="0006b264" style:font-size-asian="16pt" style:font-size-complex="16pt"/>
    </style:style>
    <style:style style:name="P3" style:family="paragraph" style:parent-style-name="Standard">
      <style:text-properties fo:font-size="16pt" officeooo:paragraph-rsid="0009bbe4" style:font-size-asian="16pt" style:font-size-complex="16pt"/>
    </style:style>
    <style:style style:name="T1" style:family="text">
      <style:text-properties officeooo:rsid="0006b264"/>
    </style:style>
    <style:style style:name="T2" style:family="text">
      <style:text-properties officeooo:rsid="0007e462"/>
    </style:style>
    <style:style style:name="T3" style:family="text">
      <style:text-properties officeooo:rsid="0009a239"/>
    </style:style>
    <style:style style:name="T4" style:family="text">
      <style:text-properties officeooo:rsid="0009bbe4"/>
    </style:style>
    <style:style style:name="T5" style:family="text">
      <style:text-properties fo:font-size="12pt" officeooo:rsid="0009bbe4" style:font-size-asian="10.5pt" style:font-size-complex="12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Disk Benchmark (Kevin Brandstatter):</text:span></text:p>
      <text:p text:style-name="P1"><text:span text:style-name="T1"><text:tab/>The disk benchmark program operates by reading or writing a constant stream of bytes to or from the disk with a specified block size. The writing is done to a generic file on the disk called testfile </text:span><text:span text:style-name="T2">and uses the fwrite function.</text:span><text:span text:style-name="T1"> It also reduces computational overhead by utilizing the buffer parameter of the write call. The writing operation benchmark was tested against the dd program in order to verify that the program is within a reasonable range of the expected result.</text:span></text:p>
      <text:p text:style-name="P1"><text:span text:style-name="T1"><text:tab/>For the read test, the program reads from a file of a specific size </text:span><text:span text:style-name="T3">generated by the program</text:span><text:span text:style-name="T1"> </text:span><text:span text:style-name="T2">and then read</text:span><text:span text:style-name="T3">s it</text:span><text:span text:style-name="T2"> using the fread function and specifying the buffer size. </text:span></text:p>
      <text:p text:style-name="P1"><text:span text:style-name="T2"><text:tab/>For both tests we open the file in binary mode, this eliminates the need to initialize the data prior to writing. Also, we malloc enough memory in order to read or write the entire file without loops. While this puts a limit on the max size of the test we can run, it provides a more pure measurement. Also, we don't need to run tests were the file to read would be larger than the available memory as that shouldn't happen in practice. Finally, even with a physical upper bound we can still run large enough tests to get valuable results.</text:span></text:p>
      <text:p text:style-name="P1"><text:span text:style-name="T2"/></text:p>
      <text:p text:style-name="P3"><text:span text:style-name="T4">Network Benchmark (Kevin Brandstatter)</text:span></text:p>
      <text:p text:style-name="P3"><text:span text:style-name="T4"><text:tab/></text:span><text:span text:style-name="T5">The network benchmark is in part based off of iperf in terms of design and structure. Run without specifying server or client mode will perform the benchmark with separate processes over the localhost. However, in order to benchmark the actual network connection the program will be run on the server in server mode, then on the client machine, the program will initiate a connection to the server and proceed to write data over the network. The program can be run in either TCP or UDP mode to test the transfer rates of either protocol. It also performs a pretest to determine the network latency of the connection in a similar manner to the ping command. </text:span></text:p>
      <text:p text:style-name="P3"><text:span text:style-name="T5"><text:tab/>The program has the ability to write with a specified buffer size in order to test ideal settings <text:s/>of the link. Also, two forms of tests exist in the program. The default is to transfer as much data as possible in a certain amount of time (default 10 seconds) and measure the data transmitted. Alternatively a specific amount may be entered and the program will time the duration of the transfer of the set amount of data.</text:span></text:p>
      <text:p text:style-name="P3"><text:span text:style-name="T5"><text:tab/>We use loops for the writing as the overhead of the loop is negligible compared to the network latencies and thus won't be a significant influence of deviation in the results. The results were also compared against results from iperf in order to establish that the application was measuring correctly and getting reasonable resul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unifont" svg:font-family="unifont"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unifont" style:font-size-asian="10.5pt" style:language-asian="zh" style:country-asian="CN" style:font-name-complex="unifont"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unifont" style:font-size-asian="14pt" style:font-name-complex="unifont"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9-23T22:46:14</meta:creation-date>
    <dc:date>2012-09-23T23:32:51</dc:date>
    <meta:editing-duration>PT16M16S</meta:editing-duration>
    <meta:editing-cycles>4</meta:editing-cycles>
    <meta:generator>LibreOffice/3.6$Linux_X86_64 LibreOffice_project/360m1$Build-2</meta:generator>
    <meta:document-statistic meta:table-count="0" meta:image-count="0" meta:object-count="0" meta:page-count="1" meta:paragraph-count="8" meta:word-count="468" meta:character-count="2674" meta:non-whitespace-character-count="2205"/>
  </office:meta>
</office:document-meta>
</file>